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</text:span><text:span text:style-name="T1">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Sprawdzamy liczbę przepracowanych nad godzin </text:p>
            <text:p text:style-name="P1">jeżeli one są mniejsze od 30 to nie robimy nic </text:p>
            <text:p text:style-name="P1">Jeżeli większe wtedy mnożymy liczbę przepracowanych </text:p>
            <text:p text:style-name="P1">nadgodzin razy stawka za jedną godzinę następnie do </text:p>
            <text:p text:style-name="P1">ilorazu tego wyniku dodajemy liczbę godzin </text:p>
            <text:p text:style-name="P1">Ponadnormatywnych pomnożoną przez stawkę płacy za </text:p>
            <text:p text:style-name="P1">jedną godzinę i pomnożoną przez wielkość dodatku za </text:p>
            <text:p text:style-name="P1">ponadnormatywne nadgodziny.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13:43:20.7686839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5T13:55:16.189440071</dc:date>
    <meta:print-date>2003-03-13T12:37:37</meta:print-date>
    <meta:generator>LibreOffice/6.0.7.3$Linux_X86_64 LibreOffice_project/00m0$Build-3</meta:generator>
    <meta:editing-duration>PT12M53S</meta:editing-duration>
    <meta:editing-cycles>4</meta:editing-cycles>
    <meta:document-statistic meta:table-count="3" meta:cell-count="16" meta:object-count="2"/>
  </office:meta>
</office:document-meta>
</file>